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h1">
      <style:text-properties fo:font-weight="bold" style:font-weight-asian="bold" style:font-weight-complex="bold"/>
    </style:style>
    <style:style style:name="P20" style:family="paragraph" style:parent-style-name="Text_20_body" style:list-style-name="L1">
      <style:text-properties fo:font-style="normal" style:font-style-asian="normal" style:font-style-complex="normal"/>
    </style:style>
    <style:style style:name="P21" style:family="paragraph" style:parent-style-name="Text_20_body" style:list-style-name="L2">
      <style:text-properties fo:font-style="normal" style:font-style-asian="normal" style:font-style-complex="normal"/>
    </style:style>
    <style:style style:name="P22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bababa" style:font-name="JetBrains Mono"/>
    </style:style>
    <style:style style:name="T7" style:family="text">
      <style:text-properties fo:color="#a5c261" style:font-name="JetBrains Mon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General flow for commit und push</text:h>
      <text:p text:style-name="P4">#commit #push #git</text:p>
      <text:p text:style-name="P1">Commit messages beginnen immer mit der Ticketnummer, z. B. DEV-1967</text:p>
      <text:p text:style-name="P1">Pull request erstellen:</text:p>
      <text:list xml:id="list4012540844972781316" text:style-name="L1">
        <text:list-item>
          <text:p text:style-name="P20">Push changes into ticket branch</text:p>
        </text:list-item>
        <text:list-item>
          <text:p text:style-name="P20">Go to the branch in bitbucket</text:p>
        </text:list-item>
        <text:list-item>
          <text:p text:style-name="P20">Check „close branch...“</text:p>
        </text:list-item>
        <text:list-item>
          <text:p text:style-name="P20">Create pull request</text:p>
        </text:list-item>
      </text:list>
      <text:p text:style-name="P1">Merge-Konflikte? Dann →</text:p>
      <text:list xml:id="list6609290518214093933" text:style-name="L2">
        <text:list-item>
          <text:p text:style-name="P21">pull master lokal</text:p>
        </text:list-item>
        <text:list-item>
          <text:p text:style-name="P21">Merge vom Ticket-Branch mit master</text:p>
        </text:list-item>
        <text:list-item>
          <text:p text:style-name="P21">push changes</text:p>
        </text:list-item>
      </text:list>
      <text:p text:style-name="P2"/>
      <text:h text:style-name="h1" text:outline-level="1">Akeyi</text:h>
      <text:p text:style-name="P5">#akeyi</text:p>
      <text:h text:style-name="h2" text:outline-level="2">Access data</text:h>
      <text:p text:style-name="P5">#access #data #login #account #password #user #email</text:p>
      <text:p text:style-name="P2">Superadmin: </text:p>
      <text:p text:style-name="P2"><text:tab/>corona-portal.test/admin</text:p>
      <text:p text:style-name="P2"><text:tab/><text:a xlink:type="simple" xlink:href="mailto:holz@lean-ocean.com" text:style-name="Internet_20_link" text:visited-style-name="Visited_20_Internet_20_Link">holz@lean-ocean.com</text:a></text:p>
      <text:p text:style-name="P2"><text:tab/>test</text:p>
      <text:h text:style-name="h2" text:outline-level="2">Initialize database</text:h>
      <text:p text:style-name="P5">#initialize #database #init #system #data</text:p>
      <text:p text:style-name="P1">Composer init-test-system</text:p>
      <text:p text:style-name="P1">Composer init-reseller-system</text:p>
      <text:p text:style-name="P2">Notfalls composer dump</text:p>
      <text:p text:style-name="P2"/>
      <text:h text:style-name="h2" text:outline-level="2">Datenbanken komplett zurücksetzen</text:h>
      <text:p text:style-name="P5">#reset #database #complete #delete #refresh</text:p>
      <text:p text:style-name="P2">Datenbanken löschen, composer run init-test-system, init-reseller-system</text:p>
      <text:p text:style-name="P2"/>
      <text:h text:style-name="h1" text:outline-level="1"><text:soft-page-break/>HRC</text:h>
      <text:p text:style-name="P5">#HRC</text:p>
      <text:h text:style-name="h2" text:outline-level="2">Access data</text:h>
      <text:p text:style-name="P5">#access #data login #password #user #username #email</text:p>
      <text:p text:style-name="P2">superadmin: </text:p>
      <text:p text:style-name="P2"><text:tab/>admin@lean-ocean.com</text:p>
      <text:p text:style-name="P2"><text:s text:c="2"/><text:tab/>test</text:p>
      <text:p text:style-name="P2">dozent:</text:p>
      <text:p text:style-name="P2"><text:s/><text:tab/>lecturer@lean-ocean.com</text:p>
      <text:p text:style-name="P2"><text:s text:c="2"/><text:tab/>test</text:p>
      <text:h text:style-name="h2" text:outline-level="2">Roles</text:h>
      <text:p text:style-name="P5">#roles</text:p>
      <text:p text:style-name="P6">Student - &gt; Teilnehmer</text:p>
      <text:p text:style-name="P6">emplyee -&gt; Mitarbeiter</text:p>
      <text:p text:style-name="P6"><text:s text:c="2"/></text:p>
      <text:p text:style-name="P6">Lecture -&gt; Dozenten</text:p>
      <text:p text:style-name="P6">customer -&gt; Kunden Bioanalyse (unwichtig)</text:p>
      <text:p text:style-name="P2"/>
      <text:h text:style-name="h2" text:outline-level="2">Staging</text:h>
      <text:p text:style-name="hashtag">#staging #deployment #branch #git</text:p>
      <text:p text:style-name="P3">Staging links: <text:span text:style-name="T3">hrc.lean-staging.de</text:span></text:p>
      <text:p text:style-name="P3">staging deployment:</text:p>
      <text:p text:style-name="P2">build -&gt; projekt -&gt; select staging -&gt; run branch-&gt; ... -&gt; create release -&gt; ...-&gt; staging -&gt; deploy</text:p>
      <text:p text:style-name="P3">production deployment:</text:p>
      <text:p text:style-name="P2">merge branch to master → merge-konflikte lösen → bamboo: master branch auswählen → run → create release → production</text:p>
      <text:h text:style-name="h2" text:outline-level="2">Project initialization</text:h>
      <text:p text:style-name="hashtag">#init #initialize #initialization #project #setup</text:p>
      <text:p text:style-name="Text_20_body">env</text:p>
      <text:p text:style-name="Text_20_body">db erstellen</text:p>
      <text:p text:style-name="Text_20_body">composer install</text:p>
      <text:p text:style-name="Text_20_body">php artisan key:generate</text:p>
      <text:p text:style-name="Text_20_body">valet link</text:p>
      <text:p text:style-name="Text_20_body">valet secure</text:p>
      <text:p text:style-name="Text_20_body"><text:soft-page-break/>npm install</text:p>
      <text:p text:style-name="Text_20_body">npm run watch</text:p>
      <text:h text:style-name="h1" text:outline-level="1">Debug resources on websites</text:h>
      <text:p text:style-name="hashtag">#debug #resources #network</text:p>
      <text:p text:style-name="P2">Öffne console in chrome</text:p>
      <text:p text:style-name="P2">gehe zu network</text:p>
      <text:p text:style-name="P2">Gehe zu HRC</text:p>
      <text:p text:style-name="P2"/>
      <text:h text:style-name="h1" text:outline-level="1">Show all existing/specific routes</text:h>
      <text:p text:style-name="hashtag">#debug #routes #show #specific #all #list</text:p>
      <text:p text:style-name="P2">php artisan route:list | grep show | grep appointment</text:p>
      <text:p text:style-name="P2"/>
      <text:h text:style-name="h1" text:outline-level="1">Random and rest</text:h>
      <text:p text:style-name="hashtag">#password #encrypt #seeder #error # validation #message #php #string #join #array #implode #phpstorm #shortcuts #active #class #css #custom #css #style #vuetify #frontend</text:p>
      <text:p text:style-name="bold">Create seeder:</text:p>
      <text:p text:style-name="P9">php artisan make:seeder <text:span text:style-name="T4">SeederName</text:span></text:p>
      <text:p text:style-name="P9"><text:span text:style-name="T1">Has one method → run(). Will be run by calling php artisan </text:span><text:a xlink:type="simple" xlink:href="db:seed" text:style-name="Internet_20_link" text:visited-style-name="Visited_20_Internet_20_Link"><text:span text:style-name="T1">db:seed</text:span></text:a></text:p>
      <text:p text:style-name="P7"/>
      <text:p text:style-name="P10"/>
      <text:p text:style-name="P8">Encrypt password: </text:p>
      <text:p text:style-name="P11"><text:span text:style-name="T2">bcrypt(</text:span><text:span text:style-name="T5">string</text:span><text:span text:style-name="T2">)</text:span></text:p>
      <text:p text:style-name="P7"/>
      <text:p text:style-name="P7"/>
      <text:p text:style-name="P8">Adjust/change validation error messages of laravel:</text:p>
      <text:p text:style-name="P7">resources/lang/de/validation.php → Translate fields at the end of document</text:p>
      <text:p text:style-name="P7"/>
      <text:p text:style-name="bold">PHP join string array:</text:p>
      <text:p text:style-name="Standard">implode(<text:span text:style-name="T4">character: string, array: Array</text:span>) #combine #to #string</text:p>
      <text:p text:style-name="Standard"/>
      <text:p text:style-name="P12">Php Storm shortcuts:</text:p>
      <text:p text:style-name="Standard">Format code style in file: Option + Command + L</text:p>
      <text:p text:style-name="Standard">Push: Shift + cmd + k</text:p>
      <text:p text:style-name="Standard"/>
      <text:p text:style-name="P12">Mac shortcuts:</text:p>
      <text:p text:style-name="P13">Bildschirm in zwei tabs aufteilen: opt + fullscreen btn</text:p>
      <text:p text:style-name="P13">Cheatssheet: cmd lange gedrückt halten</text:p>
      <text:p text:style-name="P13">Mitteilungen: zwei Finger von r nach l</text:p>
      <text:p text:style-name="P13">Chrome Navigationsleise bearbeiten: cmd + L</text:p>
      <text:p text:style-name="Standard"/>
      <text:p text:style-name="bold">Active class – custom css style:</text:p>
      <text:list xml:id="list989814675364880536" text:style-name="L3">
        <text:list-item>
          <text:p text:style-name="P14">Erstelle eine css-Klasse, z. B. In resources/sass/_vuetify.scss</text:p>
        </text:list-item>
        <text:list-item>
          <text:p text:style-name="P15">Setze sie in dem gegebenen vue-element: <text:span text:style-name="T6">active-class</text:span><text:span text:style-name="T7">="faq-active-tab"</text:span></text:p>
        </text:list-item>
      </text:list>
      <text:p text:style-name="P7"><text:soft-page-break/></text:p>
      <text:p text:style-name="P8">Vue build doesn't work:</text:p>
      <text:list xml:id="list4004515321386098611" text:style-name="L4">
        <text:list-item>
          <text:p text:style-name="P17">Restart watcher</text:p>
        </text:list-item>
        <text:list-item>
          <text:p text:style-name="P17">Hard reload page cmd + shift +r</text:p>
        </text:list-item>
        <text:list-item>
          <text:p text:style-name="P17">Make sure u've saved your changes</text:p>
        </text:list-item>
      </text:list>
      <text:p text:style-name="P7"/>
      <text:p text:style-name="P7">Increase php composer space limit:</text:p>
      <text:list xml:id="list1304798995774122624" text:style-name="L5">
        <text:list-item>
          <text:p text:style-name="P18">goto php-memory-limits.ini</text:p>
        </text:list-item>
        <text:list-item>
          <text:p text:style-name="P18">change memory_limit.</text:p>
        </text:list-item>
        <text:list-item>
          <text:p text:style-name="P18">Goto php.ini</text:p>
        </text:list-item>
        <text:list-item>
          <text:p text:style-name="P18">change memory_lim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h2" style:family="paragraph" style:parent-style-name="Heading_20_2" style:default-outline-level="" style:list-style-name="" style:class="text">
      <style:paragraph-properties fo:text-align="center" style:justify-single-word="false"/>
    </style:style>
    <style:style style:name="bold" style:family="paragraph" style:parent-style-name="Standard" style:class="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7T13:53:39</meta:creation-date>
    <meta:generator>OpenOffice/4.1.7$Unix OpenOffice.org_project/417m1$Build-9800</meta:generator>
    <dc:date>2020-09-22T09:29:31</dc:date>
    <meta:editing-duration>P8DT10H21M39S</meta:editing-duration>
    <meta:editing-cycles>32</meta:editing-cycles>
    <dc:creator>Norbert Mosinski</dc:creator>
    <meta:document-statistic meta:table-count="0" meta:image-count="0" meta:object-count="0" meta:page-count="4" meta:paragraph-count="101" meta:word-count="427" meta:character-count="2970"/>
  </office:meta>
</office:document-meta>
</file>